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00385" officeooo:paragraph-rsid="00100385" style:font-size-asian="17.5pt" style:font-size-complex="20pt"/>
    </style:style>
    <style:style style:name="P2" style:family="paragraph" style:parent-style-name="Text_20_body">
      <style:paragraph-properties fo:text-align="start" style:justify-single-word="false"/>
      <style:text-properties officeooo:paragraph-rsid="00100385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00385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100385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</text:p>
      <text:p text:style-name="P1"/>
      <text:p text:style-name="P2"><text:span text:style-name="T4">- Google Doodles</text:span><text:span text:style-name="Strong_20_Emphasis"><text:span text:style-name="T3">:</text:span></text:span><text:span text:style-name="T1"> HTML5, JavaScript, WebGL para gráficos avanzados. </text:span></text:p>
      <text:p text:style-name="P2"><text:span text:style-name="T3">- </text:span><text:a xlink:type="simple" xlink:href="https://www.canva.com/" office:target-frame-name="_new" xlink:show="replace" text:style-name="Internet_20_link" text:visited-style-name="Visited_20_Internet_20_Link"><text:span text:style-name="T3">Canva</text:span></text:a><text:span text:style-name="Strong_20_Emphasis"><text:span text:style-name="T5">:</text:span></text:span> React, Fabric.js para manipulación de imágenes, WebAssembly para rendimiento optimizado. </text:p>
      <text:p text:style-name="P2"><text:span text:style-name="T5">- Mozilla Hubs</text:span><text:span text:style-name="Strong_20_Emphasis"><text:span text:style-name="T5">:</text:span></text:span><text:span text:style-name="T5"> </text:span>A-Frame (framework de VR basado en Three.js), WebXR.</text:p>
      <text:p text:style-name="P2"><text:span text:style-name="T5">- </text:span><text:a xlink:type="simple" xlink:href="https://sketchfab.com/" office:target-frame-name="_new" xlink:show="replace" text:style-name="Internet_20_link" text:visited-style-name="Visited_20_Internet_20_Link"><text:span text:style-name="T5">Sketchfab</text:span></text:a><text:span text:style-name="Strong_20_Emphasis"><text:span text:style-name="T5">:</text:span></text:span><text:span text:style-name="T5"> </text:span>WebGL, Three.js, Babylon.js.</text:p>
      <text:p text:style-name="P2"><text:span text:style-name="T5">- </text:span><text:a xlink:type="simple" xlink:href="https://www.khanacademy.org/" office:target-frame-name="_new" xlink:show="replace" text:style-name="Internet_20_link" text:visited-style-name="Visited_20_Internet_20_Link"><text:span text:style-name="T5">Khan Academy</text:span></text:a><text:span text:style-name="Strong_20_Emphasis"><text:span text:style-name="T5">:</text:span></text:span> React, Redux, GraphQL, Canvas API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12:27:05.810000000</meta:creation-date>
    <dc:date>2025-02-18T12:31:00.847000000</dc:date>
    <meta:editing-duration>PT3M56S</meta:editing-duration>
    <meta:editing-cycles>1</meta:editing-cycles>
    <meta:document-statistic meta:table-count="0" meta:image-count="0" meta:object-count="0" meta:page-count="1" meta:paragraph-count="6" meta:word-count="47" meta:character-count="337" meta:non-whitespace-character-count="293"/>
    <meta:generator>LibreOffice/7.6.1.2$Windows_X86_64 LibreOffice_project/f5defcebd022c5bc36bbb79be232cb6926d8f674</meta:generator>
  </office:meta>
</office:document-meta>
</file>